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impact_spla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pain_sou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alien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reath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owl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der_0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spider_0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gho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runt_sound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yell_sound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00/00/00</text:date>, <text:time style:data-style-name="N2" text:time-value="17:17:28.545801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8-08T17:52:19.069798882</dc:date>
    <meta:editing-duration>P1DT2H12M28S</meta:editing-duration>
    <meta:editing-cycles>47</meta:editing-cycles>
    <meta:document-statistic meta:table-count="1" meta:cell-count="1170" meta:object-count="0"/>
  </office:meta>
</office:document-meta>
</file>